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2.3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number-columns-repeated="1020" table:default-cell-style-name="ce1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få forskjellig layout på fridge og shoppingl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b" fo:country="NO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3:57:45.624319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meta:creation-date>2018-10-19T15:59:58Z</meta:creation-date>
    <dc:date>2018-11-13T13:58:53.362599895</dc:date>
    <meta:editing-cycles>10</meta:editing-cycles>
    <meta:editing-duration>PT14M39S</meta:editing-duration>
    <meta:document-statistic meta:table-count="1" meta:cell-count="82" meta:object-count="0"/>
  </office:meta>
</office:document-meta>
</file>